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page"/>
      <style:text-properties officeooo:paragraph-rsid="0018dbcd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fo:font-variant="normal" fo:text-transform="none" style:use-window-font-color="true" style:font-name="Roboto-Regular" fo:font-size="10.1000003814697pt" fo:letter-spacing="normal" fo:font-style="normal" fo:font-weight="normal" officeooo:paragraph-rsid="0018dbcd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paragraph-rsid="0018dbcd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style:font-name="Times" fo:font-size="12pt" officeooo:rsid="000fdadd" officeooo:paragraph-rsid="0018dbcd" style:font-size-asian="12pt" style:font-size-complex="12pt"/>
    </style:style>
    <style:style style:name="T1" style:family="text">
      <style:text-properties style:font-name="Times" fo:font-size="12pt" style:font-size-asian="12pt" style:font-size-complex="12pt"/>
    </style:style>
    <style:style style:name="T2" style:family="text">
      <style:text-properties style:font-name="Times" fo:font-size="12pt" officeooo:rsid="000884f2" style:font-size-asian="12pt" style:font-size-complex="12pt"/>
    </style:style>
    <style:style style:name="T3" style:family="text">
      <style:text-properties style:font-name="Times" fo:font-size="12pt" officeooo:rsid="0008a52f" style:font-size-asian="12pt" style:font-size-complex="12pt"/>
    </style:style>
    <style:style style:name="T4" style:family="text">
      <style:text-properties style:font-name="Times" fo:font-size="12pt" officeooo:rsid="000a71e4" style:font-size-asian="12pt" style:font-size-complex="12pt"/>
    </style:style>
    <style:style style:name="T5" style:family="text">
      <style:text-properties style:font-name="Times" fo:font-size="12pt" officeooo:rsid="000c5bdf" style:font-size-asian="12pt" style:font-size-complex="12pt"/>
    </style:style>
    <style:style style:name="T6" style:family="text">
      <style:text-properties style:font-name="Times" fo:font-size="12pt" officeooo:rsid="000fdadd" style:font-size-asian="12pt" style:font-size-complex="12pt"/>
    </style:style>
    <style:style style:name="T7" style:family="text">
      <style:text-properties style:font-name="Times" fo:font-size="12pt" officeooo:rsid="000de2ea" style:font-size-asian="12pt" style:font-size-complex="12pt"/>
    </style:style>
    <style:style style:name="T8" style:family="text">
      <style:text-properties style:font-name="Times" fo:font-size="12pt" officeooo:rsid="0011672e" style:font-size-asian="12pt" style:font-size-complex="12pt"/>
    </style:style>
    <style:style style:name="T9" style:family="text">
      <style:text-properties style:font-name="Times" fo:font-size="12pt" officeooo:rsid="0014958e" style:font-size-asian="12pt" style:font-size-complex="12pt"/>
    </style:style>
    <style:style style:name="T10" style:family="text">
      <style:text-properties style:font-name="Times" fo:font-size="12pt" officeooo:rsid="0015056d" style:font-size-asian="12pt" style:font-size-complex="12pt"/>
    </style:style>
    <style:style style:name="T11" style:family="text">
      <style:text-properties style:font-name="Times" fo:font-size="12pt" officeooo:rsid="0016fe1a" style:font-size-asian="12pt" style:font-size-complex="12pt"/>
    </style:style>
    <style:style style:name="T12" style:family="text">
      <style:text-properties style:font-name="Times" fo:font-size="12pt" officeooo:rsid="001931f6" style:font-size-asian="12pt" style:font-size-complex="12pt"/>
    </style:style>
    <style:style style:name="T13" style:family="text">
      <style:text-properties style:font-name="Times" fo:font-size="12pt" officeooo:rsid="001a8614" style:font-size-asian="12pt" style:font-size-complex="12pt"/>
    </style:style>
    <style:style style:name="T14" style:family="text">
      <style:text-properties officeooo:rsid="001a86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s Institutos Federais de Educação, Ciência e Tecnologia, também chamados apenas de Institutos Federais (IF), </text:span><text:span text:style-name="T2">são e</text:span><text:span text:style-name="T1">specializados na oferta de educação </text:span><text:span text:style-name="T2">básica,</text:span><text:span text:style-name="T1"> tecnológica, </text:span><text:span text:style-name="T2">profissional e também </text:span><text:span text:style-name="T1">são considerados como instituições de educação superior. </text:span><text:span text:style-name="T2">Os IFs promovem</text:span><text:span text:style-name="T1"> uma nova situação da educação profissional brasileira, colocando em evidência a importância de se discutir a forma de organização dessas instituições, bem como de explicitar seu papel no desenvolvimento social do país. <text:s/></text:span><text:span text:style-name="T3">Os Institutos Federais criam um novo conceito de educação profissional e tecnológica, e em sua proposta político-pedagógica, atuam no Ensino Médio Profissionalizante (50% das vagas), licenciaturas (20% das vagas) e cursos superiores de tecnologia ou bacharelados tecnológicos (30% das vagas), podendo ainda disponibilizar </text:span><text:span text:style-name="T4">cursos de pós-graduação como, </text:span><text:span text:style-name="T3">especializações, mestrados e doutorados profissionais. </text:span><text:span text:style-name="T12">Haja visto que a uma escassez de cursos de formação de professores, o PNE alicerça que 20% dos cursos oferecidos pelos IFs deve fomentar a formação de professores de diversas áreas no território nacional.</text:span></text:p>
      <text:p text:style-name="P3"/>
      <text:p text:style-name="P1"><text:span text:style-name="T1">Com uma estrutura multicampi e uma territorialidade definida, os IFs assumem um compromisso de intervenção em suas respectivas regiões, identificando problemas e criando soluções tecnológicas para o desenvolvimento sustentável, com inclusão social. </text:span><text:span text:style-name="T4">Eles</text:span><text:span text:style-name="T1"> constituem um espaço fundamental na construção dos caminhos com vista ao desenvolvimento local e regional. </text:span><text:span text:style-name="T5">A</text:span><text:span text:style-name="T1">dquir</text:span><text:span text:style-name="T5">indo</text:span><text:span text:style-name="T1"> contornos específicos a partir das variadas possibilidades de formação que, por sua vez, encontra-se relacionada também a uma formação direcionada ao empreendedorismo, que no mundo contemporâneo representa uma competência essencial. </text:span><text:span text:style-name="T5">Agrega à formação acadêmica a preparação para o trabalho e discutir os princípios e tecnologias a ele concernentes, dão luz a elementos essenciais para a definição de um propósito específico para a estrutura curricular da educação profissional e tecnológica: uma formação profissional e tecnológica contextualizada, banhada de conhecimentos, princípios e valores que potencializam a ação humana na busca de caminhos mais dignos de vida. </text:span></text:p>
      <text:p text:style-name="P3"/>
      <text:p text:style-name="P1"><text:span text:style-name="T7">As Secretarias de Educação Profissional e Tecnológica (SETEC) e a Secretaria de Educação Continuada, Alfabetização e Diversidade (SECAD), subordinadas ao Ministério da Educação (MEC) em 2008 </text:span><text:span text:style-name="T6">formataram uma política de inclusão nacional para o ensino profissional e tecnológico, de forma a responder ao compromisso/adesão do Todos pela Educação. </text:span><text:span text:style-name="T8">Tal</text:span><text:span text:style-name="T6"> Política compreende um conjunto de ações que promovam a preparação para o acesso, o ingresso, a permanência, a conclusão com sucesso do percurso formativo e a inserção no mundo do trabalho de grupos em desvantagem social. </text:span></text:p>
      <text:p text:style-name="P4"/>
      <text:p text:style-name="P2"><text:span text:style-name="T6">Inclusão escolar é acolher todas as pessoas, sem exceção, no sistema de ensino, independentemente de cor, classe social e condições físicas e psicológicas. Desde cedo, na Educação Infantil as crianças devem ser educadas para aceitar as diferenças, pois é a partir da educação do olhar que a inclusão social e escolar acontece. Sabemos que há uma ligação entre a sociedade e a escola, ou seja, o que acontece em um reflete no outro. Por isso, a sociedade e a escola devem lutar juntas para que a inclusão social e escolar aconteça. Mas é necessário que os órgãos públicos, os administradores das </text:span><text:soft-page-break/><text:span text:style-name="T6">escolas, o corpo docente e a comunidade estejam envolvidos. </text:span><text:span text:style-name="T9">E</text:span><text:span text:style-name="T6"> a partir do respeito ao próximo seja ele deficiente ou não que iremos formar uma sociedade igual para todas as pessoas.</text:span></text:p>
      <text:p text:style-name="P4"/>
      <text:p text:style-name="P1"><text:span text:style-name="T6">A inclusão escolar é uma das premissas para a criação dos Institutos Federais. Os objetivos de inclusão escolar e social fizeram-se presentes na legislação que implantou essa instituição. Essa premissa indica que os Institutos Federais deverão ser uma instituição da inclusão, sobretudo da diferença econômica. Através dessa premissa</text:span><text:span text:style-name="T9">s</text:span><text:span text:style-name="T6"> </text:span><text:span text:style-name="T9">surgem ações diversas seja por uma ação direta da instituição como formar e capacitar seus alunos, como também por ações transversais como projetos de </text:span><text:span text:style-name="T13">extensão</text:span><text:span text:style-name="T9"> que envolva a comunidade. </text:span><text:span text:style-name="T10">Diversas ações executadas junto com a sociedade envolvem as mais diversas atividades, a maioria destas são relacionadas ao ensino, assistência social, entre outras com</text:span><text:span text:style-name="T11">o</text:span><text:span text:style-name="T10"> </text:span><text:span text:style-name="T11">empreendedorismo. Utilizando como mola propulsora a educação profissional e tecnológica permite que uma parcela da sociedade que estava a margem sem algum tipo de perspectiva se</text:span><text:span text:style-name="T6"> inclui numa sociedade desigual, </text:span><text:span text:style-name="T11">fornecendo</text:span><text:span text:style-name="T6"> as ferramentas necessárias para que <text:s/>construa o seu itinerário de vida e possa se emancipar e se constituir como cidadã. </text:span></text:p>
      <text:p text:style-name="P4"/>
      <text:p text:style-name="P1"><text:span text:style-name="T6">A inclusão social constitui, então, um processo bilateral no qual as pessoas ainda excluídas, e a sociedade buscam, em parceria, equacionar problemas, decidir sobre soluções e efetivar a equiparação de oportunidades para todos. </text:span>O princípio da inclusão <text:span text:style-name="T14">social na </text:span>educaçã<text:span text:style-name="T14">o</text:span> é uma fonte inesgotável de políticas públicas nas últimas décadas, definindo-se que toda e qualquer política educacional seja baseada no princípio da inclusão. </text:p>
      <text:p text:style-name="P1"/>
      <text:p text:style-name="P1">A escola que queremos construir para a nossa sociedade deve estar voltada para a uniformidade, onde a inclusão seja um componente para a formação de um universo diversificado. Dada a complexidade da realidade social e a percepção de que a escola é parte integrante neste processo é necessário aprofundar o debate sobre sua função social. A escola é um dos espaços onde as expressões da questão social se apresentam e se agudizam cotidianamente, gerando conflitos entre os segmentos envolvidos: estudante, pais, professores, técnicos, comunidade. Tal direcionamento foi definido, pois a aplicabilidade do conceito de inclusão é o que tem marcado as ações sociais nas mais diversas áreas, situação não diferente no campo da educação.</text:p>
      <text:p text:style-name="P1"/>
      <text:p text:style-name="P1">É a inclusão social na escola, formando cidadãos para inserção nos setores produtivos. A inclusão por si só não resolve a desigualdade social. Ela pode e precisa ser parte do processo de resgate social dos excluídos. É preciso incluir, no sentido do acesso do indivíduo a bens e serviços que lhe são negados, e também acompanhá-lo no exercício de sua autonomia, desenvolvimento humano, <text:span text:style-name="T14">e </text:span>cidadania <text:span text:style-name="T14">a qual os IFs possuem competência para tal</text:span>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02:38.007260887</meta:creation-date>
    <dc:date>2019-02-08T10:04:28.382997986</dc:date>
    <meta:editing-duration>PT12M41S</meta:editing-duration>
    <meta:editing-cycles>2</meta:editing-cycles>
    <meta:generator>LibreOffice/5.2.3.3$MacOSX_X86_64 LibreOffice_project/d54a8868f08a7b39642414cf2c8ef2f228f780cf</meta:generator>
    <meta:document-statistic meta:table-count="0" meta:image-count="0" meta:object-count="0" meta:page-count="2" meta:paragraph-count="8" meta:word-count="916" meta:character-count="6123" meta:non-whitespace-character-count="5208"/>
  </office:meta>
</office:document-meta>
</file>